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78000000438C8FD350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5.331cm, 28.873cm, 8.267cm, 9.625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frame draw:style-name="gr1" draw:text-style-name="P1" draw:layer="layout" svg:width="11.5cm" svg:height="11.9cm" svg:x="2.1cm" svg:y="1.8cm">
          <draw:image xlink:href="Pictures/100000000000078000000438C8FD350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9-29T16:03:21.341656697</dc:date>
    <meta:document-statistic meta:object-count="1"/>
    <meta:generator>LibreOffice/4.2.8.2$Linux_X86_64 LibreOffice_project/420m0$Build-2</meta:generator>
  </office:meta>
</office:document-meta>
</file>